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nter" svg:font-family="Inter, BlinkMacSystemFont, 'Segoe UI', Roboto, Oxygen, Ubuntu, Cantarell, 'Fira Sans', 'Droid Sans', 'Helvetica Neue', sans-serif"/>
    <style:font-face style:name="Inter1" svg:font-family="Inter, Verdana, sans-serif"/>
    <style:font-face style:name="Lato" svg:font-family="Lato, sans-serif"/>
    <style:font-face style:name="Lohit Devanagari1" svg:font-family="'Lohit Devanagari'"/>
    <style:font-face style:name="Raleway" svg:font-family="Raleway, sans-serif"/>
    <style:font-face style:name="apple-system" svg:font-family="apple-system, BlinkMacSystemFont, 'Segoe UI', Roboto, Oxygen, Ubuntu, Cantarell, 'Fira Sans', 'Droid Sans', 'Helvetica Neue', sans-serif"/>
    <style:font-face style:name="arial" svg:font-family="arial, sans-serif"/>
    <style:font-face style:name="inherit" svg:font-family="inherit"/>
    <style:font-face style:name="source-code-pro" svg:font-family="source-code-pro, Menlo, Monaco, Consolas,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paragraph-properties fo:text-align="center" style:justify-single-word="false"/>
      <style:text-properties fo:color="#ff0000"/>
    </style:style>
    <style:style style:name="P3" style:family="paragraph" style:parent-style-name="Standard">
      <style:text-properties fo:color="#ff0000" fo:background-color="transparent"/>
    </style:style>
    <style:style style:name="P4" style:family="paragraph" style:parent-style-name="Standard">
      <style:text-properties fo:color="#ff0000" officeooo:paragraph-rsid="001fa056" fo:background-color="transparent"/>
    </style:style>
    <style:style style:name="P5" style:family="paragraph" style:parent-style-name="Standard">
      <style:text-properties fo:color="#ff0000" fo:font-size="11pt" style:font-size-asian="11pt" style:font-size-complex="11pt"/>
    </style:style>
    <style:style style:name="P6" style:family="paragraph" style:parent-style-name="Standard">
      <style:text-properties fo:color="#ff0000" fo:font-size="11pt" officeooo:paragraph-rsid="001ad1eb" style:font-size-asian="11pt" style:font-size-complex="11pt"/>
    </style:style>
    <style:style style:name="P7" style:family="paragraph" style:parent-style-name="Standard">
      <style:text-properties fo:color="#ff0000" fo:font-size="11pt" officeooo:paragraph-rsid="001f0c18" style:font-size-asian="11pt" style:font-size-complex="11pt"/>
    </style:style>
    <style:style style:name="P8" style:family="paragraph" style:parent-style-name="Standard">
      <style:text-properties fo:color="#ff0000" fo:font-size="11pt" officeooo:paragraph-rsid="00217f37" style:font-size-asian="11pt" style:font-size-complex="11pt"/>
    </style:style>
    <style:style style:name="P9" style:family="paragraph" style:parent-style-name="Standard">
      <style:text-properties fo:color="#ff0000" officeooo:paragraph-rsid="002a0d37"/>
    </style:style>
    <style:style style:name="P10" style:family="paragraph" style:parent-style-name="Standard">
      <style:text-properties fo:color="#000000"/>
    </style:style>
    <style:style style:name="P11" style:family="paragraph" style:parent-style-name="Standard">
      <style:paragraph-properties fo:text-align="center" style:justify-single-word="false"/>
      <style:text-properties fo:color="#000000" officeooo:paragraph-rsid="001f0c18"/>
    </style:style>
    <style:style style:name="P12" style:family="paragraph" style:parent-style-name="Standard">
      <style:text-properties fo:color="#000000" fo:font-size="11pt" style:font-size-asian="11pt" style:font-size-complex="11pt"/>
    </style:style>
    <style:style style:name="P13" style:family="paragraph" style:parent-style-name="Standard">
      <style:text-properties fo:color="#000000" fo:font-size="11pt" officeooo:paragraph-rsid="001be7cb" style:font-size-asian="11pt" style:font-size-complex="11pt"/>
    </style:style>
    <style:style style:name="P14" style:family="paragraph" style:parent-style-name="Standard">
      <style:text-properties fo:color="#000000" fo:font-size="11pt" officeooo:rsid="001ad1eb" officeooo:paragraph-rsid="001ad1eb" style:font-size-asian="11pt" style:font-size-complex="11pt"/>
    </style:style>
    <style:style style:name="P15" style:family="paragraph" style:parent-style-name="Standard">
      <style:text-properties fo:color="#000000" fo:font-size="11pt" officeooo:rsid="001dc246" officeooo:paragraph-rsid="001dc246" style:font-size-asian="11pt" style:font-size-complex="11pt"/>
    </style:style>
    <style:style style:name="P16" style:family="paragraph" style:parent-style-name="Standard">
      <style:text-properties fo:color="#000000" fo:font-size="11pt" officeooo:paragraph-rsid="001c70e8" style:font-size-asian="11pt" style:font-size-complex="11pt"/>
    </style:style>
    <style:style style:name="P17" style:family="paragraph" style:parent-style-name="Standard">
      <style:text-properties fo:color="#000000" fo:font-size="11pt" officeooo:paragraph-rsid="001dc246" style:font-size-asian="11pt" style:font-size-complex="11pt"/>
    </style:style>
    <style:style style:name="P18" style:family="paragraph" style:parent-style-name="Standard">
      <style:text-properties fo:color="#000000" fo:font-size="11pt" officeooo:paragraph-rsid="001f0c18" style:font-size-asian="11pt" style:font-size-complex="11pt"/>
    </style:style>
    <style:style style:name="P19" style:family="paragraph" style:parent-style-name="Standard">
      <style:text-properties fo:color="#000000" fo:font-size="11pt" officeooo:rsid="00237174" officeooo:paragraph-rsid="00237174" style:font-size-asian="11pt" style:font-size-complex="11pt"/>
    </style:style>
    <style:style style:name="P20" style:family="paragraph" style:parent-style-name="Standard">
      <style:text-properties fo:color="#000000" fo:font-size="11pt" officeooo:paragraph-rsid="00237174" style:font-size-asian="11pt" style:font-size-complex="11pt"/>
    </style:style>
    <style:style style:name="P21" style:family="paragraph" style:parent-style-name="Standard">
      <style:text-properties fo:color="#000000" fo:font-size="11pt" officeooo:rsid="00251d1a" officeooo:paragraph-rsid="00251d1a" style:font-size-asian="11pt" style:font-size-complex="11pt"/>
    </style:style>
    <style:style style:name="P22" style:family="paragraph" style:parent-style-name="Standard">
      <style:text-properties fo:color="#000000" fo:font-size="11pt" officeooo:paragraph-rsid="00251d1a" style:font-size-asian="11pt" style:font-size-complex="11pt"/>
    </style:style>
    <style:style style:name="P23" style:family="paragraph" style:parent-style-name="Standard">
      <style:text-properties fo:color="#ff4000" officeooo:paragraph-rsid="002a0d37"/>
    </style:style>
    <style:style style:name="P24" style:family="paragraph" style:parent-style-name="Standard">
      <style:text-properties fo:font-size="11pt" style:font-size-asian="11pt" style:font-size-complex="11pt"/>
    </style:style>
    <style:style style:name="T1" style:family="text">
      <style:text-properties officeooo:rsid="001ad1eb"/>
    </style:style>
    <style:style style:name="T2" style:family="text">
      <style:text-properties officeooo:rsid="001b41bd"/>
    </style:style>
    <style:style style:name="T3" style:family="text">
      <style:text-properties fo:color="#000000"/>
    </style:style>
    <style:style style:name="T4" style:family="text">
      <style:text-properties fo:color="#000000" officeooo:rsid="001fa056"/>
    </style:style>
    <style:style style:name="T5" style:family="text">
      <style:text-properties fo:color="#000000" officeooo:rsid="0020821b"/>
    </style:style>
    <style:style style:name="T6" style:family="text">
      <style:text-properties fo:color="#000000" officeooo:rsid="00217f37"/>
    </style:style>
    <style:style style:name="T7" style:family="text">
      <style:text-properties fo:color="#000000" officeooo:rsid="00237174"/>
    </style:style>
    <style:style style:name="T8" style:family="text">
      <style:text-properties fo:color="#000000" officeooo:rsid="0023d4b9"/>
    </style:style>
    <style:style style:name="T9" style:family="text">
      <style:text-properties fo:color="#000000" officeooo:rsid="00251d1a"/>
    </style:style>
    <style:style style:name="T10" style:family="text">
      <style:text-properties fo:color="#000000" officeooo:rsid="001fa056" fo:background-color="transparent" loext:char-shading-value="0"/>
    </style:style>
    <style:style style:name="T11" style:family="text">
      <style:text-properties officeooo:rsid="001be7cb"/>
    </style:style>
    <style:style style:name="T12" style:family="text">
      <style:text-properties fo:font-variant="normal" fo:text-transform="none" fo:color="#000000" fo:letter-spacing="normal"/>
    </style:style>
    <style:style style:name="T13" style:family="text">
      <style:text-properties fo:font-variant="normal" fo:text-transform="none" fo:color="#000000" style:font-name="apple-system" fo:font-size="12.75pt" fo:letter-spacing="normal" fo:font-style="normal" fo:font-weight="normal"/>
    </style:style>
    <style:style style:name="T14" style:family="text">
      <style:text-properties fo:font-variant="normal" fo:text-transform="none" fo:color="#000000" style:font-name="apple-system" fo:font-size="12.75pt" fo:letter-spacing="normal" fo:font-style="normal" fo:font-weight="normal" officeooo:rsid="00251d1a"/>
    </style:style>
    <style:style style:name="T15" style:family="text">
      <style:text-properties fo:font-variant="normal" fo:text-transform="none" fo:color="#1a1a1a" style:font-name="source-code-pro" fo:letter-spacing="normal" fo:font-style="normal" fo:font-weight="normal" loext:padding="0cm" loext:border="none"/>
    </style:style>
    <style:style style:name="T16" style:family="text">
      <style:text-properties fo:font-variant="normal" fo:text-transform="none" style:font-name="apple-system" fo:font-size="12.75pt" fo:letter-spacing="normal" fo:font-style="normal" fo:font-weight="normal" officeooo:rsid="00251d1a"/>
    </style:style>
    <style:style style:name="T17" style:family="text">
      <style:text-properties fo:font-variant="normal" fo:text-transform="none" style:font-name="apple-system" fo:letter-spacing="normal" fo:font-style="normal" fo:font-weight="normal" officeooo:rsid="00251d1a"/>
    </style:style>
    <style:style style:name="T18" style:family="text">
      <style:text-properties style:text-underline-style="solid" style:text-underline-width="auto" style:text-underline-color="font-color"/>
    </style:style>
    <style:style style:name="T19" style:family="text">
      <style:text-properties officeooo:rsid="001c70e8"/>
    </style:style>
    <style:style style:name="T20" style:family="text">
      <style:text-properties fo:color="#ff0000" fo:background-color="transparent" loext:char-shading-value="0"/>
    </style:style>
    <style:style style:name="T21" style:family="text">
      <style:text-properties fo:color="#ff0000" officeooo:rsid="00251d1a"/>
    </style:style>
    <style:style style:name="T22" style:family="text">
      <style:text-properties officeooo:rsid="001dc246"/>
    </style:style>
    <style:style style:name="T23" style:family="text">
      <style:text-properties officeooo:rsid="001f0c18"/>
    </style:style>
    <style:style style:name="T24" style:family="text">
      <style:text-properties officeooo:rsid="00217f37"/>
    </style:style>
    <style:style style:name="T25" style:family="text">
      <style:text-properties officeooo:rsid="00237174"/>
    </style:style>
    <style:style style:name="T26" style:family="text">
      <style:text-properties officeooo:rsid="0023d4b9"/>
    </style:style>
    <style:style style:name="T27" style:family="text">
      <style:text-properties officeooo:rsid="00251d1a"/>
    </style:style>
    <style:style style:name="T28" style:family="text">
      <style:text-properties officeooo:rsid="002a0d37"/>
    </style:style>
    <style:style style:name="T29" style:family="text">
      <style:text-properties fo:background-color="transparent" loext:char-shading-value="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cm" svg:width="17.251cm" draw:z-index="0">
        <draw:text-box fo:min-height="1.111cm">
          <text:p text:style-name="Text_20_body"/>
        </draw:text-box>
      </draw:frame>
      <text:p text:style-name="P2">Chapter 01 - Inception</text:p>
      <text:p text:style-name="P11">Theory </text:p>
      <text:p text:style-name="P6"><text:span text:style-name="T7">1)</text:span><text:span text:style-name="T25"> </text:span>What is Emmet?</text:p>
      <text:p text:style-name="P13">Emmet is one of the plugin(extension) <text:span text:style-name="T2">for </text:span><text:span text:style-name="T1">text editors </text:span><text:span text:style-name="T2">like visual studio code</text:span><text:span text:style-name="T1">. It give</text:span><text:span text:style-name="T11">s</text:span><text:span text:style-name="T1"> highspeed coding </text:span><text:span text:style-name="T2">and editing. I</text:span><text:span text:style-name="T1">t a </text:span><text:span text:style-name="T11">an expressions (abbrevations) u</text:span>se <text:span text:style-name="T2">to get the structured code format </text:span><text:span text:style-name="T11">for hyperscript</text:span><text:span text:style-name="T1">. </text:span></text:p>
      <text:p text:style-name="P14"><text:span text:style-name="T18">Note: </text:span>Emmet for html, css and jsx is build-in extension <text:span text:style-name="T11">in VS Code</text:span>, no need to plug-in to use emmet.</text:p>
      <text:p text:style-name="P14"/>
      <text:p text:style-name="P5"><text:span text:style-name="T7">2)</text:span><text:span text:style-name="T25"> </text:span>Difference between a Library and Framework?</text:p>
      <text:p text:style-name="P15">The object of both are to deliver faster development of an applicaiton.</text:p>
      <text:p text:style-name="P15"/>
      <text:p text:style-name="P15">Library is a collection of reusable code that facilitate the automation of application functionalities.</text:p>
      <text:p text:style-name="P16"><text:span text:style-name="T19">Library implements a particular function – ex: React and Jquery. </text:span></text:p>
      <text:p text:style-name="P16"/>
      <text:p text:style-name="P17"><text:span text:style-name="T19">F</text:span><text:span text:style-name="T22">ramework enables a coding environment that contains libraries to address conventional coding issues. </text:span><text:span text:style-name="T19">Framework implements particular methodology as a collection of libraries. </text:span><text:span text:style-name="T22">Ex Angular, Vue</text:span></text:p>
      <text:p text:style-name="P5"/>
      <text:p text:style-name="P5"><text:span text:style-name="T7">3) </text:span>What is CDN? Why do we use it?</text:p>
      <text:p text:style-name="P18"><text:span text:style-name="T23">CDN – Content Delivery Network </text:span><text:span text:style-name="T26">is geographically distributed network of proxy servers and their data centers. It is transparent backbone of the internet in charge of content delivery.</text:span></text:p>
      <text:p text:style-name="P7"/>
      <text:p text:style-name="P5"><text:span text:style-name="T8">4) </text:span>Why is React known as React?</text:p>
      <text:p text:style-name="P19">React is a frontEnd framework or the “View” in MVC.</text:p>
      <text:p text:style-name="P20"><text:span text:style-name="T25">When a user clicks or changes the app’s data. Then “View” should “react” or change with those events. </text:span></text:p>
      <text:p text:style-name="P20"/>
      <text:p text:style-name="P5"><text:span text:style-name="T8">5)</text:span><text:span text:style-name="T26"> </text:span>What is crossorigin in script tag?</text:p>
      <text:p text:style-name="P19">CORS ( Cross Orign Resource Sharing) is an HTTP-header based mechanism that allows a server to indicate any domain, scheme or port other than its own from which a browser should permit loading resources.</text:p>
      <text:p text:style-name="P19">crossorigin used to share the resources from one domain to another domain. It handle the CORS request that checks whether it is safe to allow for sharing the resources from other domains.</text:p>
      <text:p text:style-name="P5"/>
      <text:p text:style-name="P5"><text:span text:style-name="T8">6) </text:span>What is diference between React and ReactDOM</text:p>
      <text:p text:style-name="P21">React library is responsible to creating “views” </text:p>
      <text:p text:style-name="P21">ReactDOM library is responsible to actually render UR in the browser</text:p>
      <text:p text:style-name="P5"/>
      <text:p text:style-name="P5"><text:span text:style-name="T9">7) </text:span>What is difference between react.development.js and react.production.js files via CDN?</text:p>
      <text:p text:style-name="P22"><text:span text:style-name="T27">React and ReactDOM links in CDN have to load a specific version, replace 18 with the version number. </text:span></text:p>
      <text:p text:style-name="P22"><text:span text:style-name="T27">react.development.js – This version is only meant for development and not suitable for production. </text:span></text:p>
      <text:p text:style-name="P22"><text:span text:style-name="T17"/></text:p>
      <text:p text:style-name="P5"><text:span text:style-name="T9">8)</text:span><text:span text:style-name="T27"> </text:span>What is async and defer? </text:p>
      <text:p text:style-name="P24"><text:span text:style-name="T3">Async and D</text:span><text:span text:style-name="T6">e</text:span><text:span text:style-name="T3">fer are use in JavaScript - it is bo</text:span><text:span text:style-name="T5">o</text:span><text:span text:style-name="T3">len attributes used alone with scriptTag to note the extranal scripts eff</text:span><text:span text:style-name="T6">iciently</text:span><text:span text:style-name="T3"> into webpage.</text:span></text:p>
      <text:p text:style-name="P12"><text:s/>When we load a webpage two things happing - HTML parsing and loading of the scripts</text:p>
      <text:p text:style-name="P12"><text:s/>Loading of the scripts - contains two parts - feaching the script from network and executing the script line by line.</text:p>
      <text:p text:style-name="P8">- <text:span text:style-name="T24">Async and Defer load javascript asynchronously without render blocking.</text:span></text:p>
      <text:p text:style-name="P12"><text:s/>async tag – <text:span text:style-name="T24">executes as soon as script end</text:span></text:p>
      <text:p text:style-name="P12"><text:s/>d<text:span text:style-name="T24">ef</text:span>er tag – <text:span text:style-name="T24">executes sequence toward the end of the loading process just before DOMContentLoaded event</text:span></text:p>
      <text:p text:style-name="P1"/>
      <text:p text:style-name="P1"/>
      <text:p text:style-name="P1">Coding -</text:p>
      <text:p text:style-name="P10">Set up all the tools in your laptop</text:p>
      <text:p text:style-name="P1">○ VS Code - <text:span text:style-name="T4">Done</text:span></text:p>
      <text:p text:style-name="P1">○ Chrome - <text:span text:style-name="T4">Done</text:span></text:p>
      <text:p text:style-name="P1">○ Extensions of Chrome <text:s/>-<text:span text:style-name="T3"> </text:span><text:span text:style-name="T4">Done</text:span></text:p>
      <text:p text:style-name="P1">Create a new Git repo – <text:span text:style-name="T4">Done</text:span></text:p>
      <text:p text:style-name="P1"><text:span text:style-name="T4"/></text:p>
      <text:p text:style-name="P3"><text:soft-page-break/><text:span text:style-name="T3">Build your first Hello World program using,</text:span> </text:p>
      <text:p text:style-name="P4">○ Using just HTML- <text:span text:style-name="T4">Done</text:span></text:p>
      <text:p text:style-name="P4">○ Using JS to manipulate the DOM - <text:span text:style-name="T4">Done</text:span></text:p>
      <text:p text:style-name="P4">○ Using React - <text:span text:style-name="T4">Done</text:span></text:p>
      <text:p text:style-name="P4">■ use CDN Links - <text:span text:style-name="T4">Done</text:span></text:p>
      <text:p text:style-name="P4">■ Create an Element - <text:span text:style-name="T4">Done</text:span></text:p>
      <text:p text:style-name="P4">■ Create nested React Elements - <text:span text:style-name="T4">Done</text:span></text:p>
      <text:p text:style-name="P4">■ Use root.render – <text:span text:style-name="T4">Done</text:span></text:p>
      <text:p text:style-name="P4"><text:span text:style-name="T4"/></text:p>
      <text:p text:style-name="P23">Push code to Github (Theory as well as code) <text:s/><text:span text:style-name="T20">- </text:span><text:span text:style-name="T10">Done</text:span></text:p>
      <text:p text:style-name="P10"/>
      <text:p text:style-name="P9">Learn about Arrow Functions before the next class <text:span text:style-name="T29">- </text:span><text:span text:style-name="T10">Done</text:span></text:p>
      <text:p text:style-name="P1"/>
      <text:p text:style-name="P10">References:</text:p>
      <text:p text:style-name="P9">- <text:a xlink:type="simple" xlink:href="https://beta.reactjs.org/apis/react/createElement" text:style-name="Internet_20_link" text:visited-style-name="Visited_20_Internet_20_Link">https://beta.reactjs.org/apis/react/createElement</text:a> <text:span text:style-name="T29">- </text:span><text:span text:style-name="T10">Done</text:span></text:p>
      <text:p text:style-name="P9">- <text:a xlink:type="simple" xlink:href="https://www.youtube.com/watch?v=IrHmpdORLu8" text:style-name="Internet_20_link" text:visited-style-name="Visited_20_Internet_20_Link">https://www.youtube.com/watch?v=IrHmpdORLu8</text:a> <text:span text:style-name="T29">- </text:span><text:span text:style-name="T10">Don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nter" svg:font-family="Inter, BlinkMacSystemFont, 'Segoe UI', Roboto, Oxygen, Ubuntu, Cantarell, 'Fira Sans', 'Droid Sans', 'Helvetica Neue', sans-serif"/>
    <style:font-face style:name="Inter1" svg:font-family="Inter, Verdana, sans-serif"/>
    <style:font-face style:name="Lato" svg:font-family="Lato, sans-serif"/>
    <style:font-face style:name="Lohit Devanagari1" svg:font-family="'Lohit Devanagari'"/>
    <style:font-face style:name="Raleway" svg:font-family="Raleway, sans-serif"/>
    <style:font-face style:name="apple-system" svg:font-family="apple-system, BlinkMacSystemFont, 'Segoe UI', Roboto, Oxygen, Ubuntu, Cantarell, 'Fira Sans', 'Droid Sans', 'Helvetica Neue', sans-serif"/>
    <style:font-face style:name="arial" svg:font-family="arial, sans-serif"/>
    <style:font-face style:name="inherit" svg:font-family="inherit"/>
    <style:font-face style:name="source-code-pro" svg:font-family="source-code-pro, Menlo, Monaco, Consolas,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4T20:59:10.055184320</meta:creation-date>
    <dc:date>2022-12-25T10:10:10.066186270</dc:date>
    <meta:editing-duration>PT1H8M40S</meta:editing-duration>
    <meta:editing-cycles>4</meta:editing-cycles>
    <meta:generator>LibreOffice/6.4.7.2$Linux_X86_64 LibreOffice_project/40$Build-2</meta:generator>
    <meta:document-statistic meta:table-count="0" meta:image-count="0" meta:object-count="0" meta:page-count="2" meta:paragraph-count="50" meta:word-count="551" meta:character-count="3300" meta:non-whitespace-character-count="2777"/>
  </office:meta>
</office:document-meta>
</file>